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2fb0f" officeooo:paragraph-rsid="0002fb0f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2fb0f" officeooo:paragraph-rsid="0003e3c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3e3c3" officeooo:paragraph-rsid="0003e3c3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 officeooo:rsid="00053bbf"/>
    </style:style>
    <style:style style:name="P9" style:family="paragraph" style:parent-style-name="Preformatted_20_Text">
      <style:paragraph-properties fo:margin-top="0in" fo:margin-bottom="0in" loext:contextual-spacing="false" fo:orphans="2" fo:widows="2"/>
    </style:style>
    <style:style style:name="P10" style:family="paragraph" style:parent-style-name="Preformatted_20_Text">
      <style:paragraph-properties fo:margin-top="0in" fo:margin-bottom="0in" loext:contextual-spacing="false" fo:orphans="2" fo:widows="2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fo:letter-spacing="normal"/>
    </style:style>
    <style:style style:name="T1" style:family="text">
      <style:text-properties fo:font-size="10.5pt" fo:font-style="normal" fo:font-weight="normal"/>
    </style:style>
    <style:style style:name="T2" style:family="text">
      <style:text-properties officeooo:rsid="0003e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5 negative samples</text:p>
      <text:p text:style-name="P2">max len: 128</text:p>
      <text:p text:style-name="P2">lr: 2e-7</text:p>
      <text:p text:style-name="P1"/>
      <text:p text:style-name="P1">100%|██████████| 2448/2448 [29:49&lt;00:00, <text:s/>1.37it/s]</text:p>
      <text:p text:style-name="P6">100%|██████████| 272/272 [01:02&lt;00:00, <text:s/>4.35it/s]</text:p>
      <text:p text:style-name="P7"><text:s text:c="2"/><text:span text:style-name="T1">0%| <text:s text:c="9"/>| 0/2448 [00:00&lt;?, ?it/s]</text:span></text:p>
      <text:p text:style-name="P5"/>
      <text:p text:style-name="P7"><text:s/><text:span text:style-name="T1">Epoch 1:</text:span></text:p>
      <text:p text:style-name="P7"><text:s text:c="9"/><text:span text:style-name="T1">Train Loss: 0.248 | Train Accuracy: 91.02%</text:span></text:p>
      <text:p text:style-name="P7"><text:s text:c="9"/><text:span text:style-name="T1">Validation Loss: 0.337 | Validation Accuracy: 90.83%</text:span></text:p>
      <text:p text:style-name="P9"/>
      <text:p text:style-name="P1">100%|██████████| 2448/2448 [29:48&lt;00:00, <text:s/>1.37it/s]</text:p>
      <text:p text:style-name="P6">100%|██████████| 272/272 [01:02&lt;00:00, <text:s/>4.35it/s]</text:p>
      <text:p text:style-name="P7"><text:s text:c="2"/><text:span text:style-name="T1">0%| <text:s text:c="9"/>| 0/2448 [00:00&lt;?, ?it/s]</text:span></text:p>
      <text:p text:style-name="P5"/>
      <text:p text:style-name="P7"><text:s/><text:span text:style-name="T1">Epoch 2:</text:span></text:p>
      <text:p text:style-name="P7"><text:s text:c="9"/><text:span text:style-name="T1">Train Loss: 0.105 | Train Accuracy: 96.97%</text:span></text:p>
      <text:p text:style-name="P7"><text:s text:c="9"/><text:span text:style-name="T1">Validation Loss: 0.364 | Validation Accuracy: 90.83%</text:span></text:p>
      <text:p text:style-name="P10"><text:span text:style-name="T1"/></text:p>
      <text:p text:style-name="P8"><text:span text:style-name="T1"/></text:p>
      <text:p text:style-name="P7"><text:span text:style-name="T1"/></text:p>
      <text:p text:style-name="P3"><text:span text:style-name="T2">50</text:span> negative samples</text:p>
      <text:p text:style-name="P4">batch size 64</text:p>
      <text:p text:style-name="P3">max len: 128</text:p>
      <text:p text:style-name="P3"><text:span text:style-name="T1">lr: 2e-7</text:span></text:p>
      <text:p text:style-name="Standard"/>
      <text:p text:style-name="P1">100%|██████████| 4667/4667 [56:48&lt;00:00, <text:s/>1.37it/s]</text:p>
      <text:p text:style-name="P6">100%|██████████| 519/519 [01:58&lt;00:00, <text:s/>4.38it/s]</text:p>
      <text:p text:style-name="P7"><text:s text:c="2"/><text:span text:style-name="T1">0%| <text:s text:c="9"/>| 0/4667 [00:00&lt;?, ?it/s]</text:span></text:p>
      <text:p text:style-name="P5"/>
      <text:p text:style-name="P7"><text:s/><text:span text:style-name="T1">Epoch 1:</text:span></text:p>
      <text:p text:style-name="P7"><text:s text:c="9"/><text:span text:style-name="T1">Train Loss: 0.143 | Train Accuracy: 95.18%</text:span></text:p>
      <text:p text:style-name="P7"><text:s text:c="9"/><text:span text:style-name="T1">Validation Loss: 0.219 | Validation Accuracy: 95.19%</text:span></text:p>
      <text:p text:style-name="P9"/>
      <text:p text:style-name="P1">100%|██████████| 4667/4667 [56:50&lt;00:00, <text:s/>1.37it/s]</text:p>
      <text:p text:style-name="P6">100%|██████████| 519/519 [01:58&lt;00:00, <text:s/>4.37it/s]</text:p>
      <text:p text:style-name="P7"><text:s text:c="2"/><text:span text:style-name="T1">0%| <text:s text:c="9"/>| 0/4667 [00:00&lt;?, ?it/s]</text:span></text:p>
      <text:p text:style-name="P5"/>
      <text:p text:style-name="P7"><text:s/><text:span text:style-name="T1">Epoch 2:</text:span></text:p>
      <text:p text:style-name="P7"><text:s text:c="9"/><text:span text:style-name="T1">Train Loss: 0.054 | Train Accuracy: 98.43%</text:span></text:p>
      <text:p text:style-name="P7"><text:s text:c="9"/><text:span text:style-name="T1">Validation Loss: 0.239 | Validation Accuracy: 95.18%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57:31.684149071</meta:creation-date>
    <dc:date>2020-03-21T23:18:18.545957441</dc:date>
    <meta:editing-duration>PT4H20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35" meta:character-count="1135" meta:non-whitespace-character-count="903"/>
  </office:meta>
</office:document-meta>
</file>